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4.67cm" fo:min-width="4.47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43729d" draw:stroke-linejoin="miter" draw:fill="solid" draw:fill-color="#ffff00" draw:textarea-vertical-align="middle" draw:auto-grow-height="false" draw:fit-to-size="false" fo:min-height="0.139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6" style:family="graphic" style:parent-style-name="standard">
      <style:graphic-properties draw:stroke="solid" svg:stroke-width="0.035cm" svg:stroke-color="#43729d" draw:stroke-linejoin="miter" draw:fill="solid" draw:fill-color="#548235" draw:textarea-vertical-align="middle" draw:auto-grow-height="false" draw:fit-to-size="false" fo:min-height="1.463cm" fo:min-width="0.201cm" fo:padding-top="0.125cm" fo:padding-bottom="0.125cm" fo:padding-left="0.25cm" fo:padding-right="0.25cm" fo:wrap-option="wrap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548235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 (1)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Example presentation</text:span></text:p>
          </draw:text-box>
        </draw:frame>
        <draw:frame draw:name="Untertitel 2" presentation:style-name="pr2" draw:text-style-name="P3" draw:layer="layout" svg:width="25.399cm" svg:height="4.598cm" svg:x="4.233cm" svg:y="10.006cm" presentation:class="subtitle" presentation:user-transformed="true">
          <draw:text-box>
            <text:p xml:id="id1" text:id="id1" text:style-name="P5"><text:span text:style-name="T2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 (2)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Example presentation</text:span></text:p>
          </draw:text-box>
        </draw:frame>
        <draw:frame draw:name="Untertitel 2" presentation:style-name="pr2" draw:text-style-name="P3" draw:layer="layout" svg:width="25.399cm" svg:height="4.598cm" svg:x="4.233cm" svg:y="10.006cm" presentation:class="subtitle" presentation:user-transformed="true">
          <draw:text-box>
            <text:p xml:id="id2" text:id="id2" text:style-name="P5"><text:span text:style-name="T2">To test the PPsplit add-o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1)" draw:style-name="dp1" draw:master-page-name="Titelfolie" presentation:presentation-page-layout-name="AL1T0">
        <draw:custom-shape draw:name="Smiley 5" draw:style-name="gr2" draw:text-style-name="P6" draw:layer="layout" svg:width="7.037cm" svg:height="6.958cm" svg:x="13.361cm" svg:y="6.085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2)" draw:style-name="dp1" draw:master-page-name="Titelfolie" presentation:presentation-page-layout-name="AL1T0">
        <draw:custom-shape draw:name="Smiley 5" draw:style-name="gr3" draw:text-style-name="P6" draw:layer="layout" svg:width="7.037cm" svg:height="6.958cm" svg:x="13.361cm" svg:y="6.085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onne 6" draw:style-name="gr4" draw:text-style-name="P7" xml:id="id4" draw:id="id4" draw:layer="layout" svg:width="1.031cm" svg:height="1.097cm" svg:x="16.378cm" svg:y="9.565cm">
          <text:p/>
          <draw:enhanced-geometry draw:mirror-horizontal="false" draw:mirror-vertical="false" svg:viewBox="0 0 0 0" draw:text-areas="?f25 ?f38 ?f24 ?f37" draw:type="ooxml-sun" draw:modifiers="25000" draw:enhanced-path="M ?f50 ?f47 L ?f30 ?f46 ?f30 ?f42 Z M ?f20 ?f21 L ?f31 ?f41 ?f32 ?f40 Z M ?f48 0 L ?f33 ?f39 ?f29 ?f39 Z M ?f22 ?f21 L ?f28 ?f40 ?f27 ?f41 Z M 0 ?f47 L ?f26 ?f42 ?f26 ?f46 Z M ?f22 ?f23 L ?f27 ?f45 ?f28 ?f44 Z M ?f48 ?f49 L ?f29 ?f43 ?f33 ?f43 Z M ?f20 ?f23 L ?f32 ?f44 ?f31 ?f45 Z M ?f34 ?f47 Z N" drawooo:enhanced-path="M ?f50 ?f47 L ?f30 ?f46 ?f30 ?f42 Z M ?f20 ?f21 L ?f31 ?f41 ?f32 ?f40 Z M ?f48 0 L ?f33 ?f39 ?f29 ?f39 Z M ?f22 ?f21 L ?f28 ?f40 ?f27 ?f41 Z M 0 ?f47 L ?f26 ?f42 ?f26 ?f46 Z M ?f22 ?f23 L ?f27 ?f45 ?f28 ?f44 Z M ?f48 ?f49 L ?f29 ?f43 ?f33 ?f43 Z M ?f20 ?f23 L ?f32 ?f44 ?f31 ?f45 Z M ?f34 ?f47 G ?f35 ?f36 ?f51 ?f52 Z N">
            <draw:equation draw:name="f0" draw:formula="if(12500-$0 ,12500,if(46875-$0 ,$0 ,46875))"/>
            <draw:equation draw:name="f1" draw:formula="50000+0-?f0 "/>
            <draw:equation draw:name="f2" draw:formula="?f1 *30274/32768"/>
            <draw:equation draw:name="f3" draw:formula="?f1 *12540/32768"/>
            <draw:equation draw:name="f4" draw:formula="?f2 +50000-0"/>
            <draw:equation draw:name="f5" draw:formula="?f3 +50000-0"/>
            <draw:equation draw:name="f6" draw:formula="50000+0-?f2 "/>
            <draw:equation draw:name="f7" draw:formula="50000+0-?f3 "/>
            <draw:equation draw:name="f8" draw:formula="?f1 *23170/32768"/>
            <draw:equation draw:name="f9" draw:formula="50000+?f8 -0"/>
            <draw:equation draw:name="f10" draw:formula="50000+0-?f8 "/>
            <draw:equation draw:name="f11" draw:formula="?f6 *3/4"/>
            <draw:equation draw:name="f12" draw:formula="?f7 *3/4"/>
            <draw:equation draw:name="f13" draw:formula="?f11 +3662-0"/>
            <draw:equation draw:name="f14" draw:formula="?f12 +3662-0"/>
            <draw:equation draw:name="f15" draw:formula="?f12 +12500-0"/>
            <draw:equation draw:name="f16" draw:formula="100000+0-?f11 "/>
            <draw:equation draw:name="f17" draw:formula="100000+0-?f13 "/>
            <draw:equation draw:name="f18" draw:formula="100000+0-?f14 "/>
            <draw:equation draw:name="f19" draw:formula="100000+0-?f15 "/>
            <draw:equation draw:name="f20" draw:formula="logwidth*18436/21600"/>
            <draw:equation draw:name="f21" draw:formula="logheight*3163/21600"/>
            <draw:equation draw:name="f22" draw:formula="logwidth*3163/21600"/>
            <draw:equation draw:name="f23" draw:formula="logheight*18436/21600"/>
            <draw:equation draw:name="f24" draw:formula="logwidth*?f9 /100000"/>
            <draw:equation draw:name="f25" draw:formula="logwidth*?f10 /100000"/>
            <draw:equation draw:name="f26" draw:formula="logwidth*?f11 /100000"/>
            <draw:equation draw:name="f27" draw:formula="logwidth*?f13 /100000"/>
            <draw:equation draw:name="f28" draw:formula="logwidth*?f14 /100000"/>
            <draw:equation draw:name="f29" draw:formula="logwidth*?f15 /100000"/>
            <draw:equation draw:name="f30" draw:formula="logwidth*?f16 /100000"/>
            <draw:equation draw:name="f31" draw:formula="logwidth*?f17 /100000"/>
            <draw:equation draw:name="f32" draw:formula="logwidth*?f18 /100000"/>
            <draw:equation draw:name="f33" draw:formula="logwidth*?f19 /100000"/>
            <draw:equation draw:name="f34" draw:formula="logwidth*?f0 /100000"/>
            <draw:equation draw:name="f35" draw:formula="logwidth*?f1 /100000"/>
            <draw:equation draw:name="f36" draw:formula="logheight*?f1 /100000"/>
            <draw:equation draw:name="f37" draw:formula="logheight*?f9 /100000"/>
            <draw:equation draw:name="f38" draw:formula="logheight*?f10 /100000"/>
            <draw:equation draw:name="f39" draw:formula="logheight*?f11 /100000"/>
            <draw:equation draw:name="f40" draw:formula="logheight*?f13 /100000"/>
            <draw:equation draw:name="f41" draw:formula="logheight*?f14 /100000"/>
            <draw:equation draw:name="f42" draw:formula="logheight*?f15 /100000"/>
            <draw:equation draw:name="f43" draw:formula="logheight*?f16 /100000"/>
            <draw:equation draw:name="f44" draw:formula="logheight*?f17 /100000"/>
            <draw:equation draw:name="f45" draw:formula="logheight*?f18 /100000"/>
            <draw:equation draw:name="f46" draw:formula="logheight*?f19 /100000"/>
            <draw:equation draw:name="f47" draw:formula="logheight/2"/>
            <draw:equation draw:name="f48" draw:formula="logwidth/2"/>
            <draw:equation draw:name="f49" draw:formula="logheight"/>
            <draw:equation draw:name="f50" draw:formula="logwidth"/>
            <draw:equation draw:name="f51" draw:formula="(10800000)/60000.0"/>
            <draw:equation draw:name="f52" draw:formula="(21600000)/60000.0"/>
            <draw:handle draw:handle-position="?f34 ?f47" draw:handle-range-x-maximum="46875" draw:handle-range-x-minimum="125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1)" draw:style-name="dp1" draw:master-page-name="Titelfolie" presentation:presentation-page-layout-name="AL1T0">
        <draw:frame draw:name="Diagramm 3" draw:style-name="gr5" draw:text-style-name="P8" draw:layer="layout" svg:width="22.577cm" svg:height="15.051cm" svg:x="5.988cm" svg:y="1.99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2)" draw:style-name="dp1" draw:master-page-name="Titelfolie" presentation:presentation-page-layout-name="AL1T0">
        <draw:frame draw:name="Diagramm 3" draw:style-name="gr5" draw:text-style-name="P8" draw:layer="layout" svg:width="22.577cm" svg:height="15.051cm" svg:x="5.988cm" svg:y="1.9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Pfeil nach unten 7" draw:style-name="gr6" draw:text-style-name="P9" xml:id="id7" draw:id="id7" draw:layer="layout" svg:width="1.401cm" svg:height="2.063cm" svg:x="7.594cm" svg:y="4.15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3)" draw:style-name="dp1" draw:master-page-name="Titelfolie" presentation:presentation-page-layout-name="AL1T0">
        <draw:frame draw:name="Diagramm 3" draw:style-name="gr5" draw:text-style-name="P8" draw:layer="layout" svg:width="22.577cm" svg:height="15.051cm" svg:x="5.988cm" svg:y="1.99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Pfeil nach unten 7" draw:style-name="gr6" draw:text-style-name="P9" xml:id="id9" draw:id="id9" draw:layer="layout" svg:width="1.401cm" svg:height="2.063cm" svg:x="7.594cm" svg:y="4.15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Pfeil nach unten 8" draw:style-name="gr6" draw:text-style-name="P9" xml:id="id10" draw:id="id10" draw:layer="layout" svg:width="1.401cm" svg:height="2.063cm" svg:x="14.102cm" svg:y="4.15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6-08-22">8/22/16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xample presentation</dc:title>
    <meta:initial-creator>Anja Knäbel</meta:initial-creator>
    <meta:editing-cycles>4</meta:editing-cycles>
    <meta:creation-date>2016-08-22T08:15:01</meta:creation-date>
    <dc:date>2016-08-22T16:09:59.868094241</dc:date>
    <meta:editing-duration>P0D</meta:editing-duration>
    <meta:generator>LibreOffice/5.1.4.2$Linux_X86_64 LibreOffice_project/10m0$Build-2</meta:generator>
    <meta:document-statistic meta:object-count="4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include-hidden-cells="false" chart:auto-position="true" chart:auto-size="true" chart:treat-empty-cells="leave-gap" loext:external-data="ppt/embeddings/Microsoft_Excel-Arbeitsblatt.xlsx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gr1" style:family="graphic">
      <style:graphic-properties draw:stroke="solid" svg:stroke-width="0.035cm" svg:stroke-color="#43729d" draw:stroke-linejoin="miter" draw:fill="solid" draw:fill-color="#548235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548235"/>
      <style:paragraph-properties fo:text-align="start"/>
      <style:text-properties fo:font-size="18pt"/>
    </style:style>
  </office:automatic-styles>
  <office:body>
    <office:chart>
      <chart:chart svg:width="22.578cm" svg:height="15.052cm" xlink:href="." xlink:type="simple" chart:class="chart:bar" chart:style-name="ch1">
        <chart:title svg:x="9.782cm" svg:y="0.436cm" chart:style-name="ch2">
          <text:p>Chart Title</text:p>
        </chart:title>
        <chart:legend chart:legend-position="bottom" svg:x="7.084cm" svg:y="14.242cm" style:legend-expansion="wide" chart:style-name="ch3"/>
        <chart:plot-area chart:style-name="ch4" chart:data-source-has-labels="both" svg:x="0.451cm" svg:y="1.794cm" svg:width="21.676cm" svg:height="12.147cm">
          <chartooo:coordinate-region svg:x="0.764cm" svg:y="2.008cm" svg:width="21.363cm" svg:height="11.40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draw:custom-shape draw:name="Pfeil nach unten 1" draw:style-name="gr1" draw:text-style-name="P1" svg:width="1.401cm" svg:height="2.063cm" svg:x="17.524cm" svg:y="1.75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  <table:table-cell office:value-type="string">
                <text:p>Datenreihe 2</text:p>
              </table:table-cell>
              <table:table-cell office:value-type="string">
                <text:p>Datenreihe 3</text:p>
              </table:table-cell>
            </table:table-row>
          </table:table-header-rows>
          <table:table-rows>
            <table:table-row>
              <table:table-cell office:value-type="string">
                <text:p>Kategorie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tegorie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include-hidden-cells="false" chart:auto-position="true" chart:auto-size="true" chart:treat-empty-cells="leave-gap" loext:external-data="ppt/embeddings/Microsoft_Excel-Arbeitsblatt.xlsx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gr1" style:family="graphic">
      <style:graphic-properties draw:stroke="solid" svg:stroke-width="0.035cm" svg:stroke-color="#43729d" draw:stroke-linejoin="miter" draw:fill="solid" draw:fill-color="#548235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548235"/>
      <style:paragraph-properties fo:text-align="start"/>
      <style:text-properties fo:font-size="18pt"/>
    </style:style>
  </office:automatic-styles>
  <office:body>
    <office:chart>
      <chart:chart svg:width="22.578cm" svg:height="15.052cm" xlink:href="." xlink:type="simple" chart:class="chart:bar" chart:style-name="ch1">
        <chart:title svg:x="9.782cm" svg:y="0.436cm" chart:style-name="ch2">
          <text:p>Chart Title</text:p>
        </chart:title>
        <chart:legend chart:legend-position="bottom" svg:x="7.084cm" svg:y="14.242cm" style:legend-expansion="wide" chart:style-name="ch3"/>
        <chart:plot-area chart:style-name="ch4" chart:data-source-has-labels="both" svg:x="0.451cm" svg:y="1.794cm" svg:width="21.676cm" svg:height="12.147cm">
          <chartooo:coordinate-region svg:x="0.764cm" svg:y="2.008cm" svg:width="21.363cm" svg:height="11.40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draw:custom-shape draw:name="Pfeil nach unten 1" draw:style-name="gr1" draw:text-style-name="P1" svg:width="1.401cm" svg:height="2.063cm" svg:x="17.524cm" svg:y="1.75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  <table:table-cell office:value-type="string">
                <text:p>Datenreihe 2</text:p>
              </table:table-cell>
              <table:table-cell office:value-type="string">
                <text:p>Datenreihe 3</text:p>
              </table:table-cell>
            </table:table-row>
          </table:table-header-rows>
          <table:table-rows>
            <table:table-row>
              <table:table-cell office:value-type="string">
                <text:p>Kategorie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tegorie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include-hidden-cells="false" chart:auto-position="true" chart:auto-size="true" chart:treat-empty-cells="leave-gap" loext:external-data="ppt/embeddings/Microsoft_Excel-Arbeitsblatt.xlsx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gr1" style:family="graphic">
      <style:graphic-properties draw:stroke="solid" svg:stroke-width="0.035cm" svg:stroke-color="#43729d" draw:stroke-linejoin="miter" draw:fill="solid" draw:fill-color="#548235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548235"/>
      <style:paragraph-properties fo:text-align="start"/>
      <style:text-properties fo:font-size="18pt"/>
    </style:style>
  </office:automatic-styles>
  <office:body>
    <office:chart>
      <chart:chart svg:width="22.578cm" svg:height="15.052cm" xlink:href="." xlink:type="simple" chart:class="chart:bar" chart:style-name="ch1">
        <chart:title svg:x="9.782cm" svg:y="0.436cm" chart:style-name="ch2">
          <text:p>Chart Title</text:p>
        </chart:title>
        <chart:legend chart:legend-position="bottom" svg:x="7.084cm" svg:y="14.242cm" style:legend-expansion="wide" chart:style-name="ch3"/>
        <chart:plot-area chart:style-name="ch4" chart:data-source-has-labels="both" svg:x="0.451cm" svg:y="1.794cm" svg:width="21.676cm" svg:height="12.147cm">
          <chartooo:coordinate-region svg:x="0.764cm" svg:y="2.008cm" svg:width="21.363cm" svg:height="11.40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draw:custom-shape draw:name="Pfeil nach unten 1" draw:style-name="gr1" draw:text-style-name="P1" svg:width="1.401cm" svg:height="2.063cm" svg:x="17.524cm" svg:y="1.75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  <table:table-cell office:value-type="string">
                <text:p>Datenreihe 2</text:p>
              </table:table-cell>
              <table:table-cell office:value-type="string">
                <text:p>Datenreihe 3</text:p>
              </table:table-cell>
            </table:table-row>
          </table:table-header-rows>
          <table:table-rows>
            <table:table-row>
              <table:table-cell office:value-type="string">
                <text:p>Kategorie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tegorie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